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="solid" draw:fill-color="#cc0000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color="#ffffff" fo:font-weight="normal" style:font-weight-asian="normal" style:font-weight-complex="normal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5.6cm" svg:height="1.8cm" svg:x="11.2cm" svg:y="0.4cm">
          <text:p text:style-name="P1"><text:span text:style-name="T1">TG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cm" svg:height="1.8cm" svg:x="0.2cm" svg:y="0.4cm">
          <text:p text:style-name="P1"><text:span text:style-name="T1">Source Meta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7cm" svg:height="1.8cm" svg:x="20.8cm" svg:y="0.4cm">
          <text:p text:style-name="P1"><text:span text:style-name="T1">Target Metamode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cm" svg:y1="1.3cm" svg:x2="7.2cm" svg:y2="1.3cm" draw:start-shape="id1" draw:start-glue-point="3" draw:end-shape="id2" draw:end-glue-point="1" svg:d="M11200 1300h-4000" svg:viewBox="0 0 4001 1">
          <text:p text:style-name="P1"/>
        </draw:connector>
        <draw:connector draw:style-name="gr3" draw:text-style-name="P1" draw:layer="layout" draw:type="line" svg:x1="16.8cm" svg:y1="1.3cm" svg:x2="20.8cm" svg:y2="1.3cm" draw:start-shape="id1" draw:start-glue-point="1" draw:end-shape="id3" svg:d="M16800 1300h4000" svg:viewBox="0 0 4001 1">
          <text:p/>
        </draw:connector>
        <draw:frame draw:style-name="gr4" draw:layer="layout" svg:width="3.076cm" svg:height="0.962cm" svg:x="7.9cm" svg:y="0.4cm">
          <draw:text-box>
            <text:p>Refers to</text:p>
          </draw:text-box>
        </draw:frame>
        <draw:frame draw:style-name="gr4" draw:layer="layout" svg:width="3.076cm" svg:height="0.962cm" svg:x="17.2cm" svg:y="0.4cm">
          <draw:text-box>
            <text:p>Refers to</text:p>
          </draw:text-box>
        </draw:frame>
        <draw:custom-shape draw:style-name="gr1" draw:text-style-name="P2" xml:id="id4" draw:id="id4" draw:layer="layout" svg:width="6cm" svg:height="2.2cm" svg:x="11cm" svg:y="6cm">
          <text:p text:style-name="P1"><text:span text:style-name="T1">Transformation</text:span></text:p>
          <text:p text:style-name="P1"><text:span text:style-name="T1">Engin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cm" svg:y1="6cm" svg:x2="14cm" svg:y2="2.2cm" draw:start-shape="id4" draw:start-glue-point="0" draw:end-shape="id1" draw:end-glue-point="2" svg:d="M14000 6000v-3800" svg:viewBox="0 0 1 3801">
          <text:p/>
        </draw:connector>
        <draw:frame draw:style-name="gr5" draw:layer="layout" svg:width="3.4cm" svg:height="0.962cm" svg:x="14cm" svg:y="3.7cm">
          <draw:text-box>
            <text:p>Executes</text:p>
          </draw:text-box>
        </draw:frame>
        <draw:custom-shape draw:style-name="gr1" draw:text-style-name="P2" xml:id="id6" draw:id="id6" draw:layer="layout" svg:width="7cm" svg:height="1.8cm" svg:x="20.8cm" svg:y="6.2cm">
          <text:p text:style-name="P1"><text:span text:style-name="T1">Target 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cm" svg:height="1.8cm" svg:x="0.2cm" svg:y="6.2cm">
          <text:p text:style-name="P1"><text:span text:style-name="T1">Source Mode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.7cm" svg:y1="6.2cm" svg:x2="3.7cm" svg:y2="2.2cm" draw:start-shape="id5" draw:start-glue-point="0" draw:end-shape="id2" draw:end-glue-point="2" svg:d="M3700 6200v-4000" svg:viewBox="0 0 1 4001">
          <text:p/>
        </draw:connector>
        <draw:connector draw:style-name="gr6" draw:text-style-name="P1" draw:layer="layout" draw:type="line" svg:x1="24.3cm" svg:y1="6.2cm" svg:x2="24.3cm" svg:y2="2.2cm" draw:start-shape="id6" draw:start-glue-point="0" draw:end-shape="id3" draw:end-glue-point="2" svg:d="M24300 6200v-4000" svg:viewBox="0 0 1 4001">
          <text:p/>
        </draw:connector>
        <draw:custom-shape draw:style-name="gr7" draw:text-style-name="P4" draw:layer="layout" svg:width="3.3cm" svg:height="1.073cm" svg:x="2cm" svg:y="4.7cm">
          <text:p text:style-name="P3"><text:span text:style-name="T2">L</text:span><text:span text:style-name="T3">angua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cm" svg:y1="7.1cm" svg:x2="7.2cm" svg:y2="7.1cm" draw:start-shape="id4" draw:start-glue-point="3" draw:end-shape="id5" draw:end-glue-point="1" svg:d="M11000 7100h-3800" svg:viewBox="0 0 3801 1">
          <text:p/>
        </draw:connector>
        <draw:connector draw:style-name="gr3" draw:text-style-name="P1" draw:layer="layout" draw:type="line" svg:x1="17cm" svg:y1="7.1cm" svg:x2="20.8cm" svg:y2="7.1cm" draw:start-shape="id4" draw:start-glue-point="1" draw:end-shape="id6" draw:end-glue-point="3" svg:d="M17000 7100h3800" svg:viewBox="0 0 3801 1">
          <text:p/>
        </draw:connector>
        <draw:frame draw:style-name="gr4" draw:layer="layout" svg:width="2.331cm" svg:height="0.962cm" svg:x="8.3cm" svg:y="6.2cm">
          <draw:text-box>
            <text:p>Reads</text:p>
          </draw:text-box>
        </draw:frame>
        <draw:frame draw:style-name="gr4" draw:layer="layout" svg:width="2.288cm" svg:height="0.962cm" svg:x="17.7cm" svg:y="6.2cm">
          <draw:text-box>
            <text:p>Writes</text:p>
          </draw:text-box>
        </draw:frame>
        <draw:frame draw:style-name="gr5" draw:layer="layout" svg:width="4cm" svg:height="0.962cm" svg:x="3.6cm" svg:y="3.1cm">
          <draw:text-box>
            <text:p>Conforms to</text:p>
          </draw:text-box>
        </draw:frame>
        <draw:custom-shape draw:style-name="gr7" draw:text-style-name="P4" draw:layer="layout" svg:width="3.3cm" svg:height="1.073cm" svg:x="22.7cm" svg:y="4.7cm">
          <text:p text:style-name="P3"><text:span text:style-name="T2">L</text:span><text:span text:style-name="T3">anguage</text:span></text:p>
          <draw:enhanced-geometry svg:viewBox="0 0 21600 21600" draw:type="rectangle" draw:enhanced-path="M 0 0 L 21600 0 21600 21600 0 21600 0 0 Z N"/>
        </draw:custom-shape>
        <draw:frame draw:style-name="gr5" draw:layer="layout" svg:width="4cm" svg:height="0.962cm" svg:x="24.2cm" svg:y="3.1cm">
          <draw:text-box>
            <text:p>Conforms to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2:56:59.102699576</meta:creation-date>
    <dc:date>2015-12-28T03:15:08.620562350</dc:date>
    <meta:editing-duration>P0D</meta:editing-duration>
    <meta:editing-cycles>1</meta:editing-cycles>
    <meta:document-statistic meta:object-count="45"/>
    <meta:generator>LibreOffice/4.2.8.2$Linux_X86_64 LibreOffice_project/420m0$Build-2</meta:generator>
  </office:meta>
</office:document-meta>
</file>